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6b0" officeooo:paragraph-rsid="000536b0"/>
    </style:style>
    <style:style style:name="P2" style:family="paragraph" style:parent-style-name="Standard">
      <style:paragraph-properties fo:text-align="justify" style:justify-single-word="false"/>
      <style:text-properties officeooo:rsid="000536b0" officeooo:paragraph-rsid="000536b0"/>
    </style:style>
    <style:style style:name="T1" style:family="text">
      <style:text-properties officeooo:rsid="000536b0"/>
    </style:style>
    <style:style style:name="T2" style:family="text">
      <style:text-properties officeooo:rsid="00069958"/>
    </style:style>
    <style:style style:name="T3" style:family="text">
      <style:text-properties fo:font-variant="normal" fo:text-transform="none" fo:color="#cccccc" loext:opacity="100%" style:font-name="Droid Sans Mono" fo:font-size="10.5pt" fo:letter-spacing="normal" fo:font-style="normal" fo:font-weight="normal" officeooo:rsid="00069958"/>
    </style:style>
    <style:style style:name="T4" style:family="text">
      <style:text-properties officeooo:rsid="0007be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dvance Analytics <text:span text:style-name="T1">Project</text:span></text:p>
      <text:h text:style-name="Heading_20_1" text:outline-level="1">Assignment 1: Anomaly detection</text:h>
      <text:p text:style-name="P1"/>
      <text:p text:style-name="P2"><text:tab/>We are given a dataset with 63697 observations in 3 different periods of time. This data contains information about different characteristics of an individual such the gender of a person, the balance in the account and if the individual has an insurance, among other characteristics. Also, it contains a variable that states if the person committed default. Our goal is to build and train a model that would allow us to identify and predict if a person will commit default. In order to achieve a good model, we will perform exploratory data analysis and feature selection to try to identify the most related variables to our target. Then we will use a clustering models that perform well with unbalanced datasets given that only <text:span text:style-name="T2">1913 (3.0%) observations are positive. Then we will pick a model based on performance metrics to compute a prediction on the test set.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6T13:54:09.804235452</meta:creation-date>
    <dc:date>2022-04-06T14:31:24.662309573</dc:date>
    <meta:editing-duration>PT4M53S</meta:editing-duration>
    <meta:editing-cycles>3</meta:editing-cycles>
    <meta:generator>LibreOffice/7.2.6.2$Linux_X86_64 LibreOffice_project/20$Build-2</meta:generator>
    <meta:document-statistic meta:table-count="0" meta:image-count="0" meta:object-count="0" meta:page-count="1" meta:paragraph-count="3" meta:word-count="153" meta:character-count="920" meta:non-whitespace-character-count="769"/>
  </office:meta>
</office:document-meta>
</file>